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4.563cm"/>
    </style:style>
    <style:style style:name="co7" style:family="table-column">
      <style:table-column-properties fo:break-before="auto" style:column-width="2.122cm"/>
    </style:style>
    <style:style style:name="co8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4b-normalized-contex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 File context-table from data-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reated 2025-07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Last modified 2025-07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reation Process: Original data entered from scan of handwritten data sheet (in Version Contro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reator: Maria Shin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odifications by: Maria Shinoto, 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About corrections: Obvious writing errors were unified (see sheet 01..), missing data marked as „nA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About normalization: Division of one table in two (n pottery, 1 contex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Delete double mentions and reduce to 3 unique context units</text:p>
          </table:table-cell>
          <table:table-cell/>
        </table:table-row>
        <table:table-row table:style-name="ro1">
          <table:table-cell office:value-type="string" calcext:value-type="string">
            <text:p># --- About the data 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Variable „Befund“: IDs for find context, obviously pit house pits, several mentionings possible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Alphanumeric ID, standardized to „H“ for category of find context „house“ and two digits numbers</text:p>
          </table:table-cell>
          <table:table-cell/>
        </table:table-row>
        <table:table-row table:style-name="ro1">
          <table:table-cell office:value-type="string" calcext:value-type="string">
            <text:p># Variable „Grundriss“: nominal scale with 2 categories: „rund“, „eckig“; no 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und</text:p>
          </table:table-cell>
          <table:table-cell office:value-type="string" calcext:value-type="string">
            <text:p>Grundriss</text:p>
          </table:table-cell>
          <table:table-cell/>
        </table:table-row>
        <table:table-row table:style-name="ro1">
          <table:table-cell office:value-type="string" calcext:value-type="string">
            <text:p>H02</text:p>
          </table:table-cell>
          <table:table-cell office:value-type="string" calcext:value-type="string">
            <text:p>rund</text:p>
          </table:table-cell>
          <table:table-cell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/>
        </table:table-row>
        <table:table-row table:style-name="ro1">
          <table:table-cell office:value-type="string" calcext:value-type="string">
            <text:p>H01</text:p>
          </table:table-cell>
          <table:table-cell office:value-type="string" calcext:value-type="string">
            <text:p>rund</text:p>
          </table:table-cell>
          <table:table-cell/>
        </table:table-row>
      </table:table>
      <table:table table:name="04a-normalized-pottery" table:style-name="ta1"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 File pottery-table from data-tabl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Created 2025-07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Creator: Maria Shino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Last modified 2025-07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Modifications by: Maria Shinoto, 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Creation Process: Original data entered in one table from scan of handwritten data sheet (stored in Version Contro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About corrections: Obvious writing errors were unified (see sheet 01..), missing data marked as „nA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About normalization: Division of one table in two (n pottery, 1 contex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--- About the data --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Variable „Aufnahme Nr.“: Unique Ids for pottery fragments, the main entities of the t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Variable „Gefäßform“: nominal scale with 2 categories: German translations of Japanese terms kame and tsubo as „Topf“ and „Flasch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Variable „Maximaler Radius“: numeric (ratioscale) Variable for measurement of the maximum radius of the vessel where poss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Measurement unit: „cm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Missing values: „nA“ (not available) without decision whether is was not recorded or could not be measured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imaler Radiu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f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pf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pf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pf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pf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asche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</table:table>
      <table:table table:name="03-data-addded-meta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File data-tab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reated 2025-07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Last modified 2025-07-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reation Process: Entered from scan of handwritten data sheet (in Version Contro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reator: Maria Shino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Modifications by: Maria Shinoto,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About corrections: Obvious writing errors were unified (see sheet 01..), missing data marked as „nA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--- About the data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Variable „Aufnahme Nr.“: Unique Ids for pottery fragments, the main entities of the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Variable „Befund“: IDs for find context, obviously pit house pits, several mentionings possible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Alphanumeric ID, standardized to „H“ for category of find context „house“ and two digits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Variable „Grundriss“: nominal scale with 2 categories: „rund“, „eckig“; no defin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Variable „Gefäßform“: nominal scale with 2 categories: German translations of Japanese terms kame and tsubo as „Topf“ and „Flasche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Variable „Maximaler Radius“: numeric (ratioscale) Variable for measurement of the maximum radius of the vessel where poss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Measurement unit: „cm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Missing values: „nA“ (not available) without decision whether is was not recorded or could not be measured.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Befund</text:p>
          </table:table-cell>
          <table:table-cell office:value-type="string" calcext:value-type="string">
            <text:p>Grundriss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imaler Rad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02-data-standardised-check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Befund</text:p>
          </table:table-cell>
          <table:table-cell office:value-type="string" calcext:value-type="string">
            <text:p>Grundriss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imaler Radius (c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01-data-check" table:style-name="ta1"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Bef-original</text:p>
          </table:table-cell>
          <table:table-cell office:value-type="string" calcext:value-type="string">
            <text:p>Befund</text:p>
          </table:table-cell>
          <table:table-cell office:value-type="string" calcext:value-type="string">
            <text:p>Gru-original</text:p>
          </table:table-cell>
          <table:table-cell office:value-type="string" calcext:value-type="string">
            <text:p>Grundriss</text:p>
          </table:table-cell>
          <table:table-cell office:value-type="string" calcext:value-type="string">
            <text:p>Gef-original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-original</text:p>
          </table:table-cell>
          <table:table-cell office:value-type="string" calcext:value-type="string">
            <text:p>Maximaler Radius (c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H02</text:p>
          </table:table-cell>
          <table:table-cell table:number-columns-repeated="2" office:value-type="string" calcext:value-type="string">
            <text:p>rund</text:p>
          </table:table-cell>
          <table:table-cell table:number-columns-repeated="2" office:value-type="string" calcext:value-type="string">
            <text:p>Topf</text:p>
          </table:table-cell>
          <table:table-cell office:value-type="string" calcext:value-type="string">
            <text:p>15 c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H02</text:p>
          </table:table-cell>
          <table:table-cell table:number-columns-repeated="2" office:value-type="string" calcext:value-type="string">
            <text:p>rund</text:p>
          </table:table-cell>
          <table:table-cell table:number-columns-repeated="2" office:value-type="string" calcext:value-type="string">
            <text:p>Topf</text:p>
          </table:table-cell>
          <table:table-cell office:value-type="string" calcext:value-type="string">
            <text:p>12c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H03</text:p>
          </table:table-cell>
          <table:table-cell table:number-columns-repeated="2" office:value-type="string" calcext:value-type="string">
            <text:p>rechteckig</text:p>
          </table:table-cell>
          <table:table-cell table:number-columns-repeated="2" office:value-type="string" calcext:value-type="string">
            <text:p>Topf</text:p>
          </table:table-cell>
          <table:table-cell office:value-type="string" calcext:value-type="string">
            <text:p>6c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us3</text:p>
          </table:table-cell>
          <table:table-cell office:value-type="string" calcext:value-type="string">
            <text:p>H03</text:p>
          </table:table-cell>
          <table:table-cell table:number-columns-repeated="2" office:value-type="string" calcext:value-type="string">
            <text:p>rechteckig</text:p>
          </table:table-cell>
          <table:table-cell office:value-type="string" calcext:value-type="string">
            <text:p>kame (topf)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6c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H03</text:p>
          </table:table-cell>
          <table:table-cell table:number-columns-repeated="2" office:value-type="string" calcext:value-type="string">
            <text:p>rechteckig</text:p>
          </table:table-cell>
          <table:table-cell table:number-columns-repeated="2" office:value-type="string" calcext:value-type="string">
            <text:p>Flasche</text:p>
          </table:table-cell>
          <table:table-cell office:value-type="string" calcext:value-type="string">
            <text:p>12c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eckig</text:p>
          </table:table-cell>
          <table:table-cell office:value-type="string" calcext:value-type="string">
            <text:p>rechteckig</text:p>
          </table:table-cell>
          <table:table-cell table:number-columns-repeated="2" office:value-type="string" calcext:value-type="string">
            <text:p>Topf</text:p>
          </table:table-cell>
          <table:table-cell office:value-type="string" calcext:value-type="string">
            <text:p>14c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H03</text:p>
          </table:table-cell>
          <table:table-cell table:number-columns-repeated="2" office:value-type="string" calcext:value-type="string">
            <text:p>rechteckig</text:p>
          </table:table-cell>
          <table:table-cell table:number-columns-repeated="2" office:value-type="string" calcext:value-type="string">
            <text:p>Topf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.1</text:p>
          </table:table-cell>
          <table:table-cell office:value-type="string" calcext:value-type="string">
            <text:p>H01</text:p>
          </table:table-cell>
          <table:table-cell table:number-columns-repeated="2" office:value-type="string" calcext:value-type="string">
            <text:p>rund</text:p>
          </table:table-cell>
          <table:table-cell table:number-columns-repeated="2" office:value-type="string" calcext:value-type="string">
            <text:p>Flasche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 1</text:p>
          </table:table-cell>
          <table:table-cell office:value-type="string" calcext:value-type="string">
            <text:p>H01</text:p>
          </table:table-cell>
          <table:table-cell table:number-columns-repeated="2" office:value-type="string" calcext:value-type="string">
            <text:p>rund</text:p>
          </table:table-cell>
          <table:table-cell table:number-columns-repeated="2" office:value-type="string" calcext:value-type="string">
            <text:p>Flasche</text:p>
          </table:table-cell>
          <table:table-cell table:number-columns-repeated="2" office:value-type="float" office:value="12" calcext:value-type="float">
            <text:p>12</text:p>
          </table:table-cell>
        </table:table-row>
      </table:table>
      <table:table table:name="Fundliste" table:style-name="ta1">
        <table:table-column table:style-name="co1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ufnahme Nr.</text:p>
          </table:table-cell>
          <table:table-cell office:value-type="string" calcext:value-type="string">
            <text:p>Befund</text:p>
          </table:table-cell>
          <table:table-cell office:value-type="string" calcext:value-type="string">
            <text:p>Grundriss</text:p>
          </table:table-cell>
          <table:table-cell office:value-type="string" calcext:value-type="string">
            <text:p>Gefäßform</text:p>
          </table:table-cell>
          <table:table-cell office:value-type="string" calcext:value-type="string">
            <text:p>Maximaler Rad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5 c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us 2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2c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us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kame (topf)</text:p>
          </table:table-cell>
          <table:table-cell office:value-type="string" calcext:value-type="string">
            <text:p>16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12c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eckig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14c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us 3</text:p>
          </table:table-cell>
          <table:table-cell office:value-type="string" calcext:value-type="string">
            <text:p>rechteckig</text:p>
          </table:table-cell>
          <table:table-cell office:value-type="string" calcext:value-type="string">
            <text:p>Top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.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 1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Flasche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.00.0000</text:date>, <text:time style:data-style-name="N2" text:time-value="08:11:52.5953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26T09:23:40.195555000</dc:date>
    <meta:editing-duration>P1DT1H52M18S</meta:editing-duration>
    <meta:editing-cycles>12</meta:editing-cycles>
    <meta:generator>LibreOffice/25.2.0.3$MacOSX_X86_64 LibreOffice_project/e1cf4a87eb02d755bce1a01209907ea5ddc8f069</meta:generator>
    <meta:document-statistic meta:table-count="6" meta:cell-count="330" meta:object-count="0"/>
  </office:meta>
</office:document-meta>
</file>